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1.svm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draw:stroke="none" svg:stroke-width="0cm" draw:fill="none" draw:textarea-vertical-align="top" draw:auto-grow-height="false" draw:fit-to-size="false" fo:min-height="1.443cm" fo:min-width="19.82cm" fo:padding-top="0.125cm" fo:padding-bottom="0.125cm" fo:padding-left="0.25cm" fo:padding-right="0.25cm" fo:wrap-option="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2.792cm"/>
    </style:style>
    <style:style style:name="co1" style:family="table-column">
      <style:table-column-properties style:column-width="1.583cm" style:use-optimal-column-width="false"/>
    </style:style>
    <style:style style:name="co2" style:family="table-column">
      <style:table-column-properties style:column-width="1.38cm" style:use-optimal-column-width="false"/>
    </style:style>
    <style:style style:name="co3" style:family="table-column">
      <style:table-column-properties style:column-width="1.256cm" style:use-optimal-column-width="false"/>
    </style:style>
    <style:style style:name="co4" style:family="table-column">
      <style:table-column-properties style:column-width="1.283cm" style:use-optimal-column-width="false"/>
    </style:style>
    <style:style style:name="co5" style:family="table-column">
      <style:table-column-properties style:column-width="1.525cm" style:use-optimal-column-width="false"/>
    </style:style>
    <style:style style:name="co6" style:family="table-column">
      <style:table-column-properties style:column-width="1.406cm" style:use-optimal-column-width="false"/>
    </style:style>
    <style:style style:name="co7" style:family="table-column">
      <style:table-column-properties style:column-width="1.402cm" style:use-optimal-column-width="false"/>
    </style:style>
    <style:style style:name="co8" style:family="table-column">
      <style:table-column-properties style:column-width="1.412cm" style:use-optimal-column-width="false"/>
    </style:style>
    <style:style style:name="co9" style:family="table-column">
      <style:table-column-properties style:column-width="1.753cm" style:use-optimal-column-width="false"/>
    </style:style>
    <style:style style:name="co10" style:family="table-column">
      <style:table-column-properties style:column-width="1.292cm" style:use-optimal-column-width="false"/>
    </style:style>
    <style:style style:name="co11" style:family="table-column">
      <style:table-column-properties style:column-width="1.291cm" style:use-optimal-column-width="false"/>
    </style:style>
    <style:style style:name="co12" style:family="table-column">
      <style:table-column-properties style:column-width="1.318cm" style:use-optimal-column-width="false"/>
    </style:style>
    <style:style style:name="co13" style:family="table-column">
      <style:table-column-properties style:column-width="1.567cm" style:use-optimal-column-width="false"/>
    </style:style>
    <style:style style:name="co14" style:family="table-column">
      <style:table-column-properties style:column-width="1.445cm" style:use-optimal-column-width="false"/>
    </style:style>
    <style:style style:name="co15" style:family="table-column">
      <style:table-column-properties style:column-width="1.441cm" style:use-optimal-column-width="false"/>
    </style:style>
    <style:style style:name="co16" style:family="table-column">
      <style:table-column-properties style:column-width="1.457cm" style:use-optimal-column-width="false"/>
    </style:style>
    <style:style style:name="co17" style:family="table-column">
      <style:table-column-properties style:column-width="1.87cm" style:use-optimal-column-width="false"/>
    </style:style>
    <style:style style:name="co18" style:family="table-column">
      <style:table-column-properties style:column-width="1.289cm" style:use-optimal-column-width="false"/>
    </style:style>
    <style:style style:name="co19" style:family="table-column">
      <style:table-column-properties style:column-width="1.34cm" style:use-optimal-column-width="false"/>
    </style:style>
    <style:style style:name="co20" style:family="table-column">
      <style:table-column-properties style:column-width="1.367cm" style:use-optimal-column-width="false"/>
    </style:style>
    <style:style style:name="co21" style:family="table-column">
      <style:table-column-properties style:column-width="1.626cm" style:use-optimal-column-width="false"/>
    </style:style>
    <style:style style:name="co22" style:family="table-column">
      <style:table-column-properties style:column-width="1.501cm" style:use-optimal-column-width="false"/>
    </style:style>
    <style:style style:name="co23" style:family="table-column">
      <style:table-column-properties style:column-width="1.497cm" style:use-optimal-column-width="false"/>
    </style:style>
    <style:style style:name="co24" style:family="table-column">
      <style:table-column-properties style:column-width="1.515cm" style:use-optimal-column-width="false"/>
    </style:style>
    <style:style style:name="co25" style:family="table-column">
      <style:table-column-properties style:column-width="1.747cm" style:use-optimal-column-width="false"/>
    </style:style>
    <style:style style:name="co26" style:family="table-column">
      <style:table-column-properties style:column-width="1.216cm" style:use-optimal-column-width="false"/>
    </style:style>
    <style:style style:name="co27" style:family="table-column">
      <style:table-column-properties style:column-width="1.84cm" style:use-optimal-column-width="false"/>
    </style:style>
    <style:style style:name="co28" style:family="table-column">
      <style:table-column-properties style:column-width="1.123cm" style:use-optimal-column-width="false"/>
    </style:style>
    <style:style style:name="co29" style:family="table-column">
      <style:table-column-properties style:column-width="1.715cm" style:use-optimal-column-width="false"/>
    </style:style>
    <style:style style:name="co30" style:family="table-column">
      <style:table-column-properties style:column-width="1.248cm" style:use-optimal-column-width="false"/>
    </style:style>
    <style:style style:name="co31" style:family="table-column">
      <style:table-column-properties style:column-width="1.776cm" style:use-optimal-column-width="false"/>
    </style:style>
    <style:style style:name="co32" style:family="table-column">
      <style:table-column-properties style:column-width="1.187cm" style:use-optimal-column-width="false"/>
    </style:style>
    <style:style style:name="ro1" style:family="table-row">
      <style:table-row-properties style:row-height="1.483cm"/>
    </style:style>
    <style:style style:name="ro2" style:family="table-row">
      <style:table-row-properties style:row-height="1.191cm"/>
    </style:style>
    <style:style style:name="ro3" style:family="table-row">
      <style:table-row-properties style:row-height="1.27cm"/>
    </style:style>
    <style:style style:name="ro4" style:family="table-row">
      <style:table-row-properties style:row-height="1.367cm"/>
    </style:style>
    <style:style style:name="ro5" style:family="table-row">
      <style:table-row-properties style:row-height="1.563cm"/>
    </style:style>
    <style:style style:name="ro6" style:family="table-row">
      <style:table-row-properties style:row-height="1.669cm"/>
    </style:style>
    <style:style style:name="ro7" style:family="table-row">
      <style:table-row-properties style:row-height="1.482cm"/>
    </style:style>
    <style:style style:name="ro8" style:family="table-row">
      <style:table-row-properties style:row-height="1.473cm"/>
    </style:style>
    <style:style style:name="ro9" style:family="table-row">
      <style:table-row-properties style:row-height="1.484cm"/>
    </style:style>
    <style:style style:name="ro10" style:family="table-row">
      <style:table-row-properties style:row-height="1.192cm"/>
    </style:style>
    <style:style style:name="ro11" style:family="table-row">
      <style:table-row-properties style:row-height="1.196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3pt" style:font-size-asian="13pt" style:font-size-complex="13pt"/>
    </style:style>
    <style:style style:name="ce1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6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8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  <style:text-properties fo:font-size="14pt" style:font-size-asian="14pt" style:font-size-complex="14pt"/>
    </style:style>
    <style:style style:name="ce20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2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  <style:text-properties fo:font-size="13pt" style:font-size-asian="13pt" style:font-size-complex="13pt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4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16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.106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3pt" style:font-size-complex="13pt" fo:hyphenate="false"/>
    </style:style>
    <style:style style:name="P22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2pt" style:font-size-complex="12pt" fo:hyphenate="false"/>
    </style:style>
    <style:style style:name="P25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6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7" style:family="paragraph">
      <style:text-properties fo:font-size="20pt"/>
    </style:style>
    <style:style style:name="P28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31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font-name="Tahoma1" fo:font-size="12pt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5"><text:span text:style-name="T4">(optionales Zusatzmaterial)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7-06-02">2.06.17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Beispiel 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FIFO</text:span></text:p>
          </draw:text-box>
        </draw:frame>
        <draw:frame draw:name="Rectangle 3" presentation:style-name="pr5" draw:text-style-name="P14" draw:layer="layout" svg:width="21.236cm" svg:height="2.327cm" svg:x="2.046cm" svg:y="3.598cm" presentation:class="outline" presentation:user-transformed="true">
          <draw:text-box>
            <text:list text:style-name="L3">
              <text:list-item>
                <text:p text:style-name="P13"><text:span text:style-name="T8">Zugriffsreihenfolge: 0-1-2-3-4-0-1-5-6-0-1</text:span></text:p>
              </text:list-item>
              <text:list-item>
                <text:p text:style-name="P13"><text:span text:style-name="T8">Nach FIFO: 4 zusätzliche Ersetzungen im Vergleich zu Belady </text:span></text:p>
              </text:list-item>
            </text:list>
          </draw:text-box>
        </draw:frame>
        <draw:frame draw:name="Group 136" draw:style-name="standard" draw:layer="layout" svg:width="16.87cm" svg:height="9.212cm" svg:x="4.229cm" svg:y="7.64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15"><text:span text:style-name="T9">RAM</text:span></text:p>
              </table:table-cell>
              <table:table-cell>
                <text:p text:style-name="P16"><text:span text:style-name="T10">0</text:span></text:p>
              </table:table-cell>
              <table:table-cell>
                <text:p text:style-name="P16"><text:span text:style-name="T10">0</text:span></text:p>
              </table:table-cell>
              <table:table-cell>
                <text:p text:style-name="P16"><text:span text:style-name="T10">0</text:span></text:p>
              </table:table-cell>
              <table:table-cell>
                <text:p text:style-name="P16"><text:span text:style-name="T11">(3)</text:span></text:p>
              </table:table-cell>
              <table:table-cell>
                <text:p text:style-name="P16"><text:span text:style-name="T10">3</text:span></text:p>
              </table:table-cell>
              <table:table-cell>
                <text:p text:style-name="P16"><text:span text:style-name="T10">3</text:span></text:p>
              </table:table-cell>
              <table:table-cell>
                <text:p text:style-name="P16"><text:span text:style-name="T11">(1)</text:span></text:p>
              </table:table-cell>
              <table:table-cell>
                <text:p text:style-name="P16"><text:span text:style-name="T10">1</text:span></text:p>
              </table:table-cell>
              <table:table-cell>
                <text:p text:style-name="P16"><text:span text:style-name="T10">1</text:span></text:p>
              </table:table-cell>
              <table:table-cell>
                <text:p text:style-name="P16"><text:span text:style-name="T11">(0)</text:span></text:p>
              </table:table-cell>
              <table:table-cell table:style-name="ce3">
                <text:p text:style-name="P16"><text:span text:style-name="T10">0</text:span></text:p>
              </table:table-cell>
            </table:table-row>
            <table:table-row table:style-name="ro1" table:default-cell-style-name="ce5">
              <table:table-cell table:style-name="ce4">
                <text:p text:style-name="P17"><text:span text:style-name="T9">RAM</text:span></text:p>
              </table:table-cell>
              <table:table-cell>
                <text:p text:style-name="P16"><text:span text:style-name="T10">-</text:span></text:p>
              </table:table-cell>
              <table:table-cell>
                <text:p text:style-name="P16"><text:span text:style-name="T10">1</text:span></text:p>
              </table:table-cell>
              <table:table-cell>
                <text:p text:style-name="P16"><text:span text:style-name="T10">1</text:span></text:p>
              </table:table-cell>
              <table:table-cell>
                <text:p text:style-name="P16"><text:span text:style-name="T10">1</text:span></text:p>
              </table:table-cell>
              <table:table-cell>
                <text:p text:style-name="P16"><text:span text:style-name="T11">(4)</text:span></text:p>
              </table:table-cell>
              <table:table-cell>
                <text:p text:style-name="P16"><text:span text:style-name="T10">4</text:span></text:p>
              </table:table-cell>
              <table:table-cell>
                <text:p text:style-name="P16"><text:span text:style-name="T10">4</text:span></text:p>
              </table:table-cell>
              <table:table-cell>
                <text:p text:style-name="P16"><text:span text:style-name="T11">(5)</text:span></text:p>
              </table:table-cell>
              <table:table-cell>
                <text:p text:style-name="P16"><text:span text:style-name="T10">5</text:span></text:p>
              </table:table-cell>
              <table:table-cell>
                <text:p text:style-name="P16"><text:span text:style-name="T10">5</text:span></text:p>
              </table:table-cell>
              <table:table-cell table:style-name="ce6">
                <text:p text:style-name="P16"><text:span text:style-name="T11">(1)</text:span></text:p>
              </table:table-cell>
            </table:table-row>
            <table:table-row table:style-name="ro1" table:default-cell-style-name="ce5">
              <table:table-cell table:style-name="ce4">
                <text:p text:style-name="P17"><text:span text:style-name="T12">RAM</text:span></text:p>
              </table:table-cell>
              <table:table-cell>
                <text:p text:style-name="P16"><text:span text:style-name="T10">-</text:span></text:p>
              </table:table-cell>
              <table:table-cell>
                <text:p text:style-name="P16"><text:span text:style-name="T10">-</text:span></text:p>
              </table:table-cell>
              <table:table-cell>
                <text:p text:style-name="P16"><text:span text:style-name="T10">2</text:span></text:p>
              </table:table-cell>
              <table:table-cell>
                <text:p text:style-name="P16"><text:span text:style-name="T10">2</text:span></text:p>
              </table:table-cell>
              <table:table-cell>
                <text:p text:style-name="P16"><text:span text:style-name="T10">2</text:span></text:p>
              </table:table-cell>
              <table:table-cell>
                <text:p text:style-name="P16"><text:span text:style-name="T11">(0)</text:span></text:p>
              </table:table-cell>
              <table:table-cell>
                <text:p text:style-name="P16"><text:span text:style-name="T10">0</text:span></text:p>
              </table:table-cell>
              <table:table-cell>
                <text:p text:style-name="P16"><text:span text:style-name="T10">0</text:span></text:p>
              </table:table-cell>
              <table:table-cell>
                <text:p text:style-name="P16"><text:span text:style-name="T11">(6)</text:span></text:p>
              </table:table-cell>
              <table:table-cell>
                <text:p text:style-name="P16"><text:span text:style-name="T10">6</text:span></text:p>
              </table:table-cell>
              <table:table-cell table:style-name="ce6">
                <text:p text:style-name="P16"><text:span text:style-name="T10">6</text:span></text:p>
              </table:table-cell>
            </table:table-row>
            <table:table-row table:style-name="ro2" table:default-cell-style-name="ce8">
              <table:table-cell table:style-name="ce7">
                <text:p text:style-name="P18"><text:span text:style-name="T10">PA</text:span></text:p>
              </table:table-cell>
              <table:table-cell/>
              <table:table-cell/>
              <table:table-cell/>
              <table:table-cell>
                <text:p text:style-name="P16"><text:span text:style-name="T10">0</text:span></text:p>
              </table:table-cell>
              <table:table-cell>
                <text:p text:style-name="P16"><text:span text:style-name="T10">0</text:span></text:p>
              </table:table-cell>
              <table:table-cell>
                <text:p text:style-name="P16"><text:span text:style-name="T10">2</text:span></text:p>
              </table:table-cell>
              <table:table-cell>
                <text:p text:style-name="P16"><text:span text:style-name="T10">2</text:span></text:p>
              </table:table-cell>
              <table:table-cell>
                <text:p text:style-name="P16"><text:span text:style-name="T10">2</text:span></text:p>
              </table:table-cell>
              <table:table-cell>
                <text:p text:style-name="P16"><text:span text:style-name="T10">2</text:span></text:p>
              </table:table-cell>
              <table:table-cell>
                <text:p text:style-name="P16"><text:span text:style-name="T10">2</text:span></text:p>
              </table:table-cell>
              <table:table-cell table:style-name="ce9">
                <text:p text:style-name="P16"><text:span text:style-name="T10">2</text:span></text:p>
              </table:table-cell>
            </table:table-row>
            <table:table-row table:style-name="ro2" table:default-cell-style-name="ce8">
              <table:table-cell table:style-name="ce7">
                <text:p text:style-name="P18"><text:span text:style-name="T10">PA</text:span></text:p>
              </table:table-cell>
              <table:table-cell/>
              <table:table-cell/>
              <table:table-cell/>
              <table:table-cell/>
              <table:table-cell>
                <text:p text:style-name="P16"><text:span text:style-name="T10">1</text:span></text:p>
              </table:table-cell>
              <table:table-cell>
                <text:p text:style-name="P16"><text:span text:style-name="T10">1</text:span></text:p>
              </table:table-cell>
              <table:table-cell>
                <text:p text:style-name="P16"><text:span text:style-name="T10">3</text:span></text:p>
              </table:table-cell>
              <table:table-cell>
                <text:p text:style-name="P16"><text:span text:style-name="T10">3</text:span></text:p>
              </table:table-cell>
              <table:table-cell>
                <text:p text:style-name="P16"><text:span text:style-name="T10">3</text:span></text:p>
              </table:table-cell>
              <table:table-cell>
                <text:p text:style-name="P16"><text:span text:style-name="T10">3</text:span></text:p>
              </table:table-cell>
              <table:table-cell table:style-name="ce9">
                <text:p text:style-name="P16"><text:span text:style-name="T10">3</text:span></text:p>
              </table:table-cell>
            </table:table-row>
            <table:table-row table:style-name="ro2" table:default-cell-style-name="ce8">
              <table:table-cell table:style-name="ce7">
                <text:p text:style-name="P18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6"><text:span text:style-name="T10">4</text:span></text:p>
              </table:table-cell>
              <table:table-cell>
                <text:p text:style-name="P16"><text:span text:style-name="T10">4</text:span></text:p>
              </table:table-cell>
              <table:table-cell>
                <text:p text:style-name="P16"><text:span text:style-name="T10">4</text:span></text:p>
              </table:table-cell>
              <table:table-cell table:style-name="ce9">
                <text:p text:style-name="P16"><text:span text:style-name="T10">4</text:span></text:p>
              </table:table-cell>
            </table:table-row>
            <table:table-row table:style-name="ro2" table:default-cell-style-name="ce11">
              <table:table-cell table:style-name="ce10">
                <text:p text:style-name="P18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6"><text:span text:style-name="T10">0</text:span></text:p>
              </table:table-cell>
              <table:table-cell>
                <text:p text:style-name="P16"><text:span text:style-name="T10">1</text:span></text:p>
              </table:table-cell>
              <table:table-cell table:style-name="ce12">
                <text:p text:style-name="P16"><text:span text:style-name="T10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6" draw:text-style-name="P1" draw:layer="layout" svg:width="20.319cm" svg:height="1.692cm" svg:x="3.998cm" svg:y="17.125cm">
          <text:p text:style-name="P19"><text:span text:style-name="T13">RAM = Realer Speicher</text:span><text:span text:style-name="T13"><text:tab/></text:span><text:span text:style-name="T13"><text:tab/></text:span><text:span text:style-name="T13">(x) = Seitenersetzung notwendig</text:span></text:p>
          <text:p text:style-name="P19"><text:span text:style-name="T13">PA = Paging Area</text:span><text:span text:style-name="T13"><text:tab/></text:span><text:span text:style-name="T13"><text:tab/></text:span><text:span text:style-name="T13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1" draw:style-name="standard" draw:layer="layout" svg:width="16.87cm" svg:height="1.269cm" svg:x="4.229cm" svg:y="6.42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3" table:default-cell-style-name="ce2">
              <table:table-cell table:style-name="ce13">
                <text:p text:style-name="P20"><text:span text:style-name="T12">Zugr</text:span></text:p>
              </table:table-cell>
              <table:table-cell>
                <text:p text:style-name="P16"><text:span text:style-name="T10">0</text:span></text:p>
              </table:table-cell>
              <table:table-cell>
                <text:p text:style-name="P16"><text:span text:style-name="T10">1</text:span></text:p>
              </table:table-cell>
              <table:table-cell>
                <text:p text:style-name="P16"><text:span text:style-name="T10">2</text:span></text:p>
              </table:table-cell>
              <table:table-cell>
                <text:p text:style-name="P16"><text:span text:style-name="T10">3</text:span></text:p>
              </table:table-cell>
              <table:table-cell>
                <text:p text:style-name="P16"><text:span text:style-name="T10">4</text:span></text:p>
              </table:table-cell>
              <table:table-cell>
                <text:p text:style-name="P16"><text:span text:style-name="T10">0</text:span></text:p>
              </table:table-cell>
              <table:table-cell>
                <text:p text:style-name="P16"><text:span text:style-name="T10">1</text:span></text:p>
              </table:table-cell>
              <table:table-cell>
                <text:p text:style-name="P16"><text:span text:style-name="T10">5</text:span></text:p>
              </table:table-cell>
              <table:table-cell>
                <text:p text:style-name="P16"><text:span text:style-name="T10">6</text:span></text:p>
              </table:table-cell>
              <table:table-cell>
                <text:p text:style-name="P16"><text:span text:style-name="T10">0</text:span></text:p>
              </table:table-cell>
              <table:table-cell table:style-name="ce3">
                <text:p text:style-name="P16"><text:span text:style-name="T10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2" presentation:class="page"/>
          <draw:frame presentation:style-name="pr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LRU</text:span></text:p>
          </draw:text-box>
        </draw:frame>
        <draw:frame draw:name="Rectangle 3" presentation:style-name="pr5" draw:text-style-name="P14" draw:layer="layout" svg:width="21.236cm" svg:height="2.751cm" svg:x="2.2cm" svg:y="3.849cm" presentation:class="outline" presentation:user-transformed="true">
          <draw:text-box>
            <text:list text:style-name="L3">
              <text:list-item>
                <text:p text:style-name="P13"><text:span text:style-name="T8">Zugriffsreihenfolge: 0-1-2-3-4-0-1-5-6-0-1</text:span></text:p>
              </text:list-item>
              <text:list-item>
                <text:p text:style-name="P13"><text:span text:style-name="T8">Nach LRU: 8 Ersetzungen, hier wie FIFO (schlechtes Beispiel)</text:span></text:p>
              </text:list-item>
            </text:list>
          </draw:text-box>
        </draw:frame>
        <draw:frame draw:name="Group 192" draw:style-name="standard" draw:layer="layout" svg:width="16.87cm" svg:height="9.212cm" svg:x="4.083cm" svg:y="7.69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4">
                <text:p text:style-name="P21"><text:span text:style-name="T14">RAM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1">(3)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1">(1)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1">(0)</text:span></text:p>
              </table:table-cell>
              <table:table-cell table:style-name="ce3">
                <text:p text:style-name="P22"><text:span text:style-name="T10">0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4">RAM</text:span></text:p>
              </table:table-cell>
              <table:table-cell>
                <text:p text:style-name="P22"><text:span text:style-name="T10">-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1">(4)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1">(5)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 table:style-name="ce6">
                <text:p text:style-name="P22"><text:span text:style-name="T11">(1)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4">RAM</text:span></text:p>
              </table:table-cell>
              <table:table-cell>
                <text:p text:style-name="P22"><text:span text:style-name="T10">-</text:span></text:p>
              </table:table-cell>
              <table:table-cell>
                <text:p text:style-name="P22"><text:span text:style-name="T10">-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1">(0)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1">(6)</text:span></text:p>
              </table:table-cell>
              <table:table-cell>
                <text:p text:style-name="P22"><text:span text:style-name="T10">6</text:span></text:p>
              </table:table-cell>
              <table:table-cell table:style-name="ce6">
                <text:p text:style-name="P22"><text:span text:style-name="T10">6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 table:style-name="ce9">
                <text:p text:style-name="P22"><text:span text:style-name="T10">2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 table:style-name="ce9">
                <text:p text:style-name="P22"><text:span text:style-name="T10">3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 table:style-name="ce9">
                <text:p text:style-name="P22"><text:span text:style-name="T10">4</text:span></text:p>
              </table:table-cell>
            </table:table-row>
            <table:table-row table:style-name="ro2" table:default-cell-style-name="ce11">
              <table:table-cell table:style-name="ce17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1</text:span></text:p>
              </table:table-cell>
              <table:table-cell table:style-name="ce12">
                <text:p text:style-name="P22"><text:span text:style-name="T10">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194" draw:style-name="standard" draw:layer="layout" svg:width="16.87cm" svg:height="1.366cm" svg:x="4.165cm" svg:y="6.01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 table:style-name="ce13">
                <text:p text:style-name="P24"><text:span text:style-name="T12">Zugr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6</text:span></text:p>
              </table:table-cell>
              <table:table-cell>
                <text:p text:style-name="P22"><text:span text:style-name="T10">0</text:span></text:p>
              </table:table-cell>
              <table:table-cell table:style-name="ce3">
                <text:p text:style-name="P22"><text:span text:style-name="T10">1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Rectangle 4" draw:style-name="gr7" draw:text-style-name="P26" draw:layer="Layout" svg:width="20.319cm" svg:height="1.692cm" svg:x="3.852cm" svg:y="17.025cm">
          <text:p text:style-name="P25"><text:span text:style-name="T13">RAM = Realer Speicher</text:span><text:span text:style-name="T13"><text:tab/></text:span><text:span text:style-name="T13"><text:tab/></text:span><text:span text:style-name="T13">(x) = Seitenersetzung notwendig</text:span></text:p>
          <text:p text:style-name="P25"><text:span text:style-name="T13">PA = Paging Area</text:span><text:span text:style-name="T13"><text:tab/></text:span><text:span text:style-name="T13"><text:tab/></text:span><text:span text:style-name="T13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" presentation:class="page"/>
          <draw:frame presentation:style-name="pr6" draw:text-style-name="P2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NFU</text:span></text:p>
          </draw:text-box>
        </draw:frame>
        <draw:frame draw:name="Rectangle 3" presentation:style-name="pr5" draw:text-style-name="P1" draw:layer="layout" svg:width="21.655cm" svg:height="2.751cm" svg:x="2.046cm" svg:y="3.598cm" presentation:class="outline" presentation:user-transformed="true">
          <draw:text-box>
            <text:list text:style-name="L3">
              <text:list-item>
                <text:p text:style-name="P28"><text:span text:style-name="T8">Zugriffsreihenfolge: 0-1-2-3-4-0-1-5-6-0-1</text:span></text:p>
              </text:list-item>
              <text:list-item>
                <text:p text:style-name="P28"><text:span text:style-name="T8">Nach NFU: 6 Ersetzungen, besser als FIFO</text:span></text:p>
              </text:list-item>
              <text:list-item>
                <text:p text:style-name="P28"><text:span text:style-name="T8">Anm.: Schlecht bei </text:span><text:span text:style-name="T15">1-1-1-1</text:span><text:span text:style-name="T8">-2-3-4-5-3-4-5-6..... (1 wird bevorzugt, Aging)</text:span></text:p>
              </text:list-item>
            </text:list>
          </draw:text-box>
        </draw:frame>
        <draw:frame draw:name="Group 184" draw:style-name="standard" draw:layer="layout" svg:width="16.87cm" svg:height="9.93cm" svg:x="3.898cm" svg:y="8.66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 table:style-name="ce14">
                <text:p text:style-name="P21"><text:span text:style-name="T14">RAM</text:span></text:p>
              </table:table-cell>
              <table:table-cell>
                <text:p text:style-name="P22"><text:span text:style-name="T10">0</text:span><text:span text:style-name="T16">1</text:span></text:p>
              </table:table-cell>
              <table:table-cell>
                <text:p text:style-name="P22"><text:span text:style-name="T10">0</text:span><text:span text:style-name="T16">1</text:span></text:p>
              </table:table-cell>
              <table:table-cell>
                <text:p text:style-name="P22"><text:span text:style-name="T10">0</text:span><text:span text:style-name="T16">1</text:span></text:p>
              </table:table-cell>
              <table:table-cell>
                <text:p text:style-name="P22"><text:span text:style-name="T10">(3</text:span><text:span text:style-name="T16">1</text:span><text:span text:style-name="T10">)</text:span></text:p>
              </table:table-cell>
              <table:table-cell>
                <text:p text:style-name="P22"><text:span text:style-name="T10">3</text:span><text:span text:style-name="T16">1</text:span></text:p>
              </table:table-cell>
              <table:table-cell>
                <text:p text:style-name="P22"><text:span text:style-name="T10">3</text:span><text:span text:style-name="T16">1</text:span></text:p>
              </table:table-cell>
              <table:table-cell table:style-name="ce18">
                <text:p text:style-name="P22"><text:span text:style-name="T17">(1</text:span><text:span text:style-name="T18">1</text:span><text:span text:style-name="T17">)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 table:style-name="ce3">
                <text:p text:style-name="P22"><text:span text:style-name="T10">1</text:span><text:span text:style-name="T16">2</text:span></text:p>
              </table:table-cell>
            </table:table-row>
            <table:table-row table:style-name="ro5" table:default-cell-style-name="ce5">
              <table:table-cell table:style-name="ce15">
                <text:p text:style-name="P23"><text:span text:style-name="T14">RAM</text:span></text:p>
              </table:table-cell>
              <table:table-cell>
                <text:p text:style-name="P22"><text:span text:style-name="T10">-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 table:style-name="ce19">
                <text:p text:style-name="P22"><text:span text:style-name="T17">(4</text:span><text:span text:style-name="T18">1</text:span><text:span text:style-name="T17">)</text:span></text:p>
              </table:table-cell>
              <table:table-cell>
                <text:p text:style-name="P22"><text:span text:style-name="T10">4</text:span><text:span text:style-name="T16">1</text:span></text:p>
              </table:table-cell>
              <table:table-cell>
                <text:p text:style-name="P22"><text:span text:style-name="T10">4</text:span><text:span text:style-name="T16">1</text:span></text:p>
              </table:table-cell>
              <table:table-cell table:style-name="ce19">
                <text:p text:style-name="P22"><text:span text:style-name="T17">(5</text:span><text:span text:style-name="T18">1</text:span><text:span text:style-name="T17">)</text:span></text:p>
              </table:table-cell>
              <table:table-cell table:style-name="ce19">
                <text:p text:style-name="P22"><text:span text:style-name="T17">(6</text:span><text:span text:style-name="T18">1</text:span><text:span text:style-name="T17">)</text:span></text:p>
              </table:table-cell>
              <table:table-cell>
                <text:p text:style-name="P22"><text:span text:style-name="T10">6</text:span><text:span text:style-name="T16">1</text:span></text:p>
              </table:table-cell>
              <table:table-cell table:style-name="ce6">
                <text:p text:style-name="P22"><text:span text:style-name="T10">6</text:span><text:span text:style-name="T16">1</text:span></text:p>
              </table:table-cell>
            </table:table-row>
            <table:table-row table:style-name="ro5" table:default-cell-style-name="ce5">
              <table:table-cell table:style-name="ce15">
                <text:p text:style-name="P23"><text:span text:style-name="T14">RAM</text:span></text:p>
              </table:table-cell>
              <table:table-cell>
                <text:p text:style-name="P22"><text:span text:style-name="T10">-</text:span></text:p>
              </table:table-cell>
              <table:table-cell>
                <text:p text:style-name="P22"><text:span text:style-name="T10">-</text:span></text:p>
              </table:table-cell>
              <table:table-cell>
                <text:p text:style-name="P22"><text:span text:style-name="T10">2</text:span><text:span text:style-name="T16">1</text:span></text:p>
              </table:table-cell>
              <table:table-cell>
                <text:p text:style-name="P22"><text:span text:style-name="T10">2</text:span><text:span text:style-name="T16">1</text:span></text:p>
              </table:table-cell>
              <table:table-cell>
                <text:p text:style-name="P22"><text:span text:style-name="T10">2</text:span><text:span text:style-name="T16">1</text:span></text:p>
              </table:table-cell>
              <table:table-cell table:style-name="ce19">
                <text:p text:style-name="P22"><text:span text:style-name="T17">(0</text:span><text:span text:style-name="T18">1</text:span><text:span text:style-name="T17">)</text:span></text:p>
              </table:table-cell>
              <table:table-cell>
                <text:p text:style-name="P22"><text:span text:style-name="T10">0</text:span><text:span text:style-name="T16">1</text:span></text:p>
              </table:table-cell>
              <table:table-cell>
                <text:p text:style-name="P22"><text:span text:style-name="T10">0</text:span><text:span text:style-name="T16">1</text:span></text:p>
              </table:table-cell>
              <table:table-cell>
                <text:p text:style-name="P22"><text:span text:style-name="T10">0</text:span><text:span text:style-name="T16">1</text:span></text:p>
              </table:table-cell>
              <table:table-cell>
                <text:p text:style-name="P22"><text:span text:style-name="T10">0</text:span><text:span text:style-name="T16">2</text:span></text:p>
              </table:table-cell>
              <table:table-cell table:style-name="ce6">
                <text:p text:style-name="P22"><text:span text:style-name="T10">0</text:span><text:span text:style-name="T16">2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 table:style-name="ce9">
                <text:p text:style-name="P22"><text:span text:style-name="T10">3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 table:style-name="ce9">
                <text:p text:style-name="P22"><text:span text:style-name="T10">2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 table:style-name="ce9">
                <text:p text:style-name="P22"><text:span text:style-name="T10">4</text:span></text:p>
              </table:table-cell>
            </table:table-row>
            <table:table-row table:style-name="ro6" table:default-cell-style-name="ce11">
              <table:table-cell table:style-name="ce17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2"><text:span text:style-name="T16"/></text:p>
                <text:p text:style-name="P22"><text:span text:style-name="T10"/></text:p>
              </table:table-cell>
              <table:table-cell>
                <text:p text:style-name="P22"><text:span text:style-name="T16"/></text:p>
                <text:p text:style-name="P22"><text:span text:style-name="T10"/></text:p>
              </table:table-cell>
              <table:table-cell/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 table:style-name="ce12">
                <text:p text:style-name="P22"><text:span text:style-name="T10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154" draw:style-name="standard" draw:layer="layout" svg:width="16.87cm" svg:height="1.481cm" svg:x="3.898cm" svg:y="7.0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7" table:default-cell-style-name="ce2">
              <table:table-cell table:style-name="ce13">
                <text:p text:style-name="P24"><text:span text:style-name="T12">Zugr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0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6</text:span></text:p>
              </table:table-cell>
              <table:table-cell>
                <text:p text:style-name="P22"><text:span text:style-name="T10">0</text:span></text:p>
              </table:table-cell>
              <table:table-cell table:style-name="ce3">
                <text:p text:style-name="P22"><text:span text:style-name="T10">1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6" draw:text-style-name="P2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5" draw:text-style-name="P1" draw:layer="layout" svg:width="21.236cm" svg:height="2.751cm" svg:x="2.046cm" svg:y="3.598cm" presentation:class="outline" presentation:user-transformed="true">
          <draw:text-box>
            <text:list text:style-name="L3">
              <text:list-item>
                <text:p text:style-name="P29"><text:span text:style-name="T8">Annahme: Einlagerungszeitpunkt = Zeitpunkt der ersten Nutzung</text:span></text:p>
              </text:list-item>
              <text:list-item>
                <text:p text:style-name="P29"><text:span text:style-name="T8">Zugriffsreihenfolge: 2-3-2-1-5-2-4-5-3-2-5-2</text:span></text:p>
              </text:list-item>
              <text:list-item>
                <text:p text:style-name="P29"><text:span text:style-name="T8">Nach </text:span><text:span text:style-name="T15">OPT</text:span><text:span text:style-name="T8"> 3 Page Faults</text:span></text:p>
              </text:list-item>
            </text:list>
          </draw:text-box>
        </draw:frame>
        <draw:custom-shape draw:name="Rectangle 4" draw:style-name="gr7" draw:text-style-name="P31" draw:layer="Layout" svg:width="20.319cm" svg:height="1.692cm" svg:x="2.752cm" svg:y="15.875cm">
          <text:p text:style-name="P30"><text:span text:style-name="T19">RAM = Realer Speicher</text:span><text:span text:style-name="T19"><text:tab/></text:span><text:span text:style-name="T19"><text:tab/></text:span><text:span text:style-name="T19">(x) = Seitenersetzung notwendig</text:span></text:p>
          <text:p text:style-name="P30"><text:span text:style-name="T19">PA = Paging Area</text:span><text:span text:style-name="T19"><text:tab/></text:span><text:span text:style-name="T19"><text:tab/></text:span><text:span text:style-name="T1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788cm" svg:height="8.021cm" svg:x="3.6cm" svg:y="7.261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column table:style-name="co14"/>
            <table:table-column table:style-name="co16"/>
            <table:table-row table:style-name="ro1" table:default-cell-style-name="ce2">
              <table:table-cell table:style-name="ce20">
                <text:p text:style-name="P23"><text:span text:style-name="T10">RAM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/>
              <table:table-cell/>
              <table:table-cell>
                <text:p text:style-name="P22"><text:span text:style-name="T10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11">
              <table:table-cell table:style-name="ce17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7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6" draw:text-style-name="P2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5" draw:text-style-name="P1" draw:layer="layout" svg:width="21.236cm" svg:height="2.751cm" svg:x="2.046cm" svg:y="3.598cm" presentation:class="outline" presentation:user-transformed="true">
          <draw:text-box>
            <text:list text:style-name="L3">
              <text:list-item>
                <text:p text:style-name="P13"><text:span text:style-name="T20">Zugriffsreihenfolge: 2-3-2-1-5-2-4-5-3-2-5-2</text:span></text:p>
              </text:list-item>
              <text:list-item>
                <text:p text:style-name="P13"><text:span text:style-name="T20">Nach </text:span><text:span text:style-name="T21">OPT</text:span><text:span text:style-name="T20"> 3 Page Faults (angeordnet nach zukünftiger Zugriffsreihenfolge)</text:span></text:p>
              </text:list-item>
            </text:list>
          </draw:text-box>
        </draw:frame>
        <draw:custom-shape draw:name="Rectangle 4" draw:style-name="gr7" draw:text-style-name="P31" draw:layer="Layout" svg:width="20.319cm" svg:height="1.692cm" svg:x="3.052cm" svg:y="16.475cm">
          <text:p text:style-name="P30"><text:span text:style-name="T19">RAM = Realer Speicher</text:span><text:span text:style-name="T19"><text:tab/></text:span><text:span text:style-name="T19"><text:tab/></text:span><text:span text:style-name="T19">(x) = Seitenersetzung notwendig</text:span></text:p>
          <text:p text:style-name="P30"><text:span text:style-name="T19">PA = Paging Area</text:span><text:span text:style-name="T19"><text:tab/></text:span><text:span text:style-name="T19"><text:tab/></text:span><text:span text:style-name="T1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54" draw:style-name="standard" draw:layer="layout" svg:width="19.501cm" svg:height="9.504cm" svg:x="3.298cm" svg:y="6.742cm">
          <table:table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2"/>
            <table:table-column table:style-name="co22"/>
            <table:table-column table:style-name="co23"/>
            <table:table-column table:style-name="co22"/>
            <table:table-column table:style-name="co23"/>
            <table:table-column table:style-name="co23"/>
            <table:table-column table:style-name="co24"/>
            <table:table-row table:style-name="ro1" table:default-cell-style-name="ce22">
              <table:table-cell table:style-name="ce21">
                <text:p text:style-name="P23"><text:span text:style-name="T10">Zugr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5</text:span></text:p>
              </table:table-cell>
              <table:table-cell table:style-name="ce23">
                <text:p text:style-name="P22"><text:span text:style-name="T10">2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 table:style-name="ce6">
                <text:p text:style-name="P22"><text:span text:style-name="T10">5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(2)</text:span></text:p>
              </table:table-cell>
              <table:table-cell>
                <text:p text:style-name="P22"><text:span text:style-name="T10">2</text:span></text:p>
              </table:table-cell>
              <table:table-cell table:style-name="ce6">
                <text:p text:style-name="P22"><text:span text:style-name="T10">2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/>
              <table:table-cell/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(5)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(4)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 table:style-name="ce6">
                <text:p text:style-name="P22"><text:span text:style-name="T10">3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 table:style-name="ce9">
                <text:p text:style-name="P22"><text:span text:style-name="T10">4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 table:style-name="ce9">
                <text:p text:style-name="P22"><text:span text:style-name="T10">1</text:span></text:p>
              </table:table-cell>
            </table:table-row>
            <table:table-row table:style-name="ro2" table:default-cell-style-name="ce11">
              <table:table-cell table:style-name="ce17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6" draw:text-style-name="P2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5" draw:text-style-name="P1" draw:layer="layout" svg:width="21.236cm" svg:height="2.751cm" svg:x="2.046cm" svg:y="3.598cm" presentation:class="outline" presentation:user-transformed="true">
          <draw:text-box>
            <text:list text:style-name="L3">
              <text:list-item>
                <text:p text:style-name="P13"><text:span text:style-name="T20">Zugriffsreihenfolge: 2-3-2-1-5-2-4-5-3-2-5-2</text:span></text:p>
              </text:list-item>
              <text:list-item>
                <text:p text:style-name="P13"><text:span text:style-name="T20">Nach </text:span><text:span text:style-name="T21">FIFO</text:span><text:span text:style-name="T20"> 6 Page Faults</text:span></text:p>
              </text:list-item>
            </text:list>
          </draw:text-box>
        </draw:frame>
        <draw:custom-shape draw:name="Rectangle 4" draw:style-name="gr7" draw:text-style-name="P31" draw:layer="Layout" svg:width="20.319cm" svg:height="1.692cm" svg:x="2.699cm" svg:y="15.725cm">
          <text:p text:style-name="P30"><text:span text:style-name="T19">RAM = Realer Speicher</text:span><text:span text:style-name="T19"><text:tab/></text:span><text:span text:style-name="T19"><text:tab/></text:span><text:span text:style-name="T19">(x) = Seitenersetzung notwendig</text:span></text:p>
          <text:p text:style-name="P30"><text:span text:style-name="T19">PA = Paging Area</text:span><text:span text:style-name="T19"><text:tab/></text:span><text:span text:style-name="T19"><text:tab/></text:span><text:span text:style-name="T1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3.298cm" svg:y="6.341cm">
          <table:table>
            <table:table-column table:style-name="co25"/>
            <table:table-column table:style-name="co26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1" table:default-cell-style-name="ce2">
              <table:table-cell table:style-name="ce20">
                <text:p text:style-name="P23"><text:span text:style-name="T10">RAM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/>
              <table:table-cell/>
              <table:table-cell>
                <text:p text:style-name="P22"><text:span text:style-name="T10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11">
              <table:table-cell table:style-name="ce17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6" draw:text-style-name="P2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5" draw:text-style-name="P1" draw:layer="layout" svg:width="21.236cm" svg:height="2.751cm" svg:x="2.046cm" svg:y="3.598cm" presentation:class="outline" presentation:user-transformed="true">
          <draw:text-box>
            <text:list text:style-name="L3">
              <text:list-item>
                <text:p text:style-name="P13"><text:span text:style-name="T20">Zugriffsreihenfolge: 2-3-2-1-5-2-4-5-3-2-5-2</text:span></text:p>
              </text:list-item>
              <text:list-item>
                <text:p text:style-name="P13"><text:span text:style-name="T20">Nach </text:span><text:span text:style-name="T21">FIFO</text:span><text:span text:style-name="T20"> 6 Page Faults</text:span></text:p>
              </text:list-item>
            </text:list>
          </draw:text-box>
        </draw:frame>
        <draw:custom-shape draw:name="Rectangle 4" draw:style-name="gr7" draw:text-style-name="P31" draw:layer="Layout" svg:width="20.319cm" svg:height="1.692cm" svg:x="3.152cm" svg:y="16.175cm">
          <text:p text:style-name="P30"><text:span text:style-name="T19">RAM = Realer Speicher</text:span><text:span text:style-name="T19"><text:tab/></text:span><text:span text:style-name="T19"><text:tab/></text:span><text:span text:style-name="T19">(x) = Seitenersetzung notwendig</text:span></text:p>
          <text:p text:style-name="P30"><text:span text:style-name="T19">PA = Paging Area</text:span><text:span text:style-name="T19"><text:tab/></text:span><text:span text:style-name="T19"><text:tab/></text:span><text:span text:style-name="T1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6" draw:style-name="standard" draw:layer="layout" svg:width="18.276cm" svg:height="9.504cm" svg:x="3.298cm" svg:y="6.487cm">
          <table:table>
            <table:table-column table:style-name="co27"/>
            <table:table-column table:style-name="co28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1" table:default-cell-style-name="ce22">
              <table:table-cell table:style-name="ce21">
                <text:p text:style-name="P23"><text:span text:style-name="T10">Zugr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5</text:span></text:p>
              </table:table-cell>
              <table:table-cell table:style-name="ce23">
                <text:p text:style-name="P22"><text:span text:style-name="T10">2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(5)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(3)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 table:style-name="ce6">
                <text:p text:style-name="P22"><text:span text:style-name="T10">3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(2)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(5)</text:span></text:p>
              </table:table-cell>
              <table:table-cell table:style-name="ce6">
                <text:p text:style-name="P22"><text:span text:style-name="T10">5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/>
              <table:table-cell/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(4)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 table:style-name="ce6">
                <text:p text:style-name="P22"><text:span text:style-name="T10">(2)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2</text:span></text:p>
              </table:table-cell>
              <table:table-cell table:style-name="ce9">
                <text:p text:style-name="P22"><text:span text:style-name="T10">4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 table:style-name="ce9">
                <text:p text:style-name="P22"><text:span text:style-name="T10">1</text:span></text:p>
              </table:table-cell>
            </table:table-row>
            <table:table-row table:style-name="ro2" table:default-cell-style-name="ce11">
              <table:table-cell table:style-name="ce17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6" draw:text-style-name="P2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5" draw:text-style-name="P1" draw:layer="layout" svg:width="21.236cm" svg:height="2.751cm" svg:x="2.046cm" svg:y="3.598cm" presentation:class="outline" presentation:user-transformed="true">
          <draw:text-box>
            <text:list text:style-name="L3">
              <text:list-item>
                <text:p text:style-name="P13"><text:span text:style-name="T20">Zugriffsreihenfolge: 2-3-2-1-5-2-4-5-3-2-5-2</text:span></text:p>
              </text:list-item>
              <text:list-item>
                <text:p text:style-name="P13"><text:span text:style-name="T20">Nach </text:span><text:span text:style-name="T21">LRU</text:span><text:span text:style-name="T20"> 4 Page Faults</text:span></text:p>
              </text:list-item>
            </text:list>
          </draw:text-box>
        </draw:frame>
        <draw:custom-shape draw:name="Rectangle 4" draw:style-name="gr7" draw:text-style-name="P31" draw:layer="Layout" svg:width="20.319cm" svg:height="1.692cm" svg:x="2.752cm" svg:y="15.875cm">
          <text:p text:style-name="P30"><text:span text:style-name="T19">RAM = Realer Speicher</text:span><text:span text:style-name="T19"><text:tab/></text:span><text:span text:style-name="T19"><text:tab/></text:span><text:span text:style-name="T19">(x) = Seitenersetzung notwendig</text:span></text:p>
          <text:p text:style-name="P30"><text:span text:style-name="T19">PA = Paging Area</text:span><text:span text:style-name="T19"><text:tab/></text:span><text:span text:style-name="T19"><text:tab/></text:span><text:span text:style-name="T1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29"/>
            <table:table-column table:style-name="co30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1" table:default-cell-style-name="ce2">
              <table:table-cell table:style-name="ce20">
                <text:p text:style-name="P23"><text:span text:style-name="T10">RAM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/>
              <table:table-cell/>
              <table:table-cell>
                <text:p text:style-name="P22"><text:span text:style-name="T10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2" table:default-cell-style-name="ce11">
              <table:table-cell table:style-name="ce17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6" draw:text-style-name="P2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5" draw:text-style-name="P1" draw:layer="layout" svg:width="21.236cm" svg:height="2.751cm" svg:x="2.046cm" svg:y="3.598cm" presentation:class="outline" presentation:user-transformed="true">
          <draw:text-box>
            <text:list text:style-name="L3">
              <text:list-item>
                <text:p text:style-name="P13"><text:span text:style-name="T20">Zugriffsreihenfolge: 2-3-2-1-5-2-4-5-3-2-5-2</text:span></text:p>
              </text:list-item>
              <text:list-item>
                <text:p text:style-name="P13"><text:span text:style-name="T20">Nach </text:span><text:span text:style-name="T21">LRU</text:span><text:span text:style-name="T20"> 4 Page Faults (Seite, die am längsten nicht benutzt wurde, wird ausgelagert)</text:span></text:p>
              </text:list-item>
            </text:list>
          </draw:text-box>
        </draw:frame>
        <draw:custom-shape draw:name="Rectangle 4" draw:style-name="gr7" draw:text-style-name="P31" draw:layer="Layout" svg:width="20.319cm" svg:height="1.692cm" svg:x="3.052cm" svg:y="16.475cm">
          <text:p text:style-name="P30"><text:span text:style-name="T19">RAM = Realer Speicher</text:span><text:span text:style-name="T19"><text:tab/></text:span><text:span text:style-name="T19"><text:tab/></text:span><text:span text:style-name="T19">(x) = Seitenersetzung notwendig</text:span></text:p>
          <text:p text:style-name="P30"><text:span text:style-name="T19">PA = Paging Area</text:span><text:span text:style-name="T19"><text:tab/></text:span><text:span text:style-name="T19"><text:tab/></text:span><text:span text:style-name="T1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504cm" svg:x="3.298cm" svg:y="6.892cm">
          <table:table>
            <table:table-column table:style-name="co27"/>
            <table:table-column table:style-name="co28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1" table:default-cell-style-name="ce22">
              <table:table-cell table:style-name="ce21">
                <text:p text:style-name="P23"><text:span text:style-name="T10">Zugr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5</text:span></text:p>
              </table:table-cell>
              <table:table-cell table:style-name="ce23">
                <text:p text:style-name="P22"><text:span text:style-name="T10">2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(3)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 table:style-name="ce6">
                <text:p text:style-name="P22"><text:span text:style-name="T10">3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(5)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5</text:span></text:p>
              </table:table-cell>
              <table:table-cell table:style-name="ce6">
                <text:p text:style-name="P22"><text:span text:style-name="T10">5</text:span></text:p>
              </table:table-cell>
            </table:table-row>
            <table:table-row table:style-name="ro1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/>
              <table:table-cell/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(4)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(2)</text:span></text:p>
              </table:table-cell>
              <table:table-cell>
                <text:p text:style-name="P22"><text:span text:style-name="T10">2</text:span></text:p>
              </table:table-cell>
              <table:table-cell table:style-name="ce6">
                <text:p text:style-name="P22"><text:span text:style-name="T10">2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4</text:span></text:p>
              </table:table-cell>
              <table:table-cell table:style-name="ce9">
                <text:p text:style-name="P22"><text:span text:style-name="T10">4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1</text:span></text:p>
              </table:table-cell>
              <table:table-cell table:style-name="ce9">
                <text:p text:style-name="P22"><text:span text:style-name="T10">1</text:span></text:p>
              </table:table-cell>
            </table:table-row>
            <table:table-row table:style-name="ro2" table:default-cell-style-name="ce11">
              <table:table-cell table:style-name="ce17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6" draw:text-style-name="P2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5" draw:text-style-name="P1" draw:layer="layout" svg:width="21.236cm" svg:height="2.751cm" svg:x="2.046cm" svg:y="3.598cm" presentation:class="outline" presentation:user-transformed="true">
          <draw:text-box>
            <text:list text:style-name="L3">
              <text:list-item>
                <text:p text:style-name="P13"><text:span text:style-name="T20">Zugriffsreihenfolge: 2-3-2-1-5-2-4-5-3-2-5-2</text:span></text:p>
              </text:list-item>
              <text:list-item>
                <text:p text:style-name="P13"><text:span text:style-name="T20">Nach </text:span><text:span text:style-name="T21">NFU</text:span><text:span text:style-name="T20"> 3 Page Faults</text:span></text:p>
              </text:list-item>
            </text:list>
          </draw:text-box>
        </draw:frame>
        <draw:custom-shape draw:name="Rectangle 4" draw:style-name="gr7" draw:text-style-name="P31" draw:layer="Layout" svg:width="20.319cm" svg:height="1.692cm" svg:x="2.752cm" svg:y="15.875cm">
          <text:p text:style-name="P30"><text:span text:style-name="T19">RAM = Realer Speicher</text:span><text:span text:style-name="T19"><text:tab/></text:span><text:span text:style-name="T19"><text:tab/></text:span><text:span text:style-name="T19">(x) = Seitenersetzung notwendig</text:span></text:p>
          <text:p text:style-name="P30"><text:span text:style-name="T19">PA = Paging Area</text:span><text:span text:style-name="T19"><text:tab/></text:span><text:span text:style-name="T19"><text:tab/></text:span><text:span text:style-name="T1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cm" svg:x="3.7cm" svg:y="7.157cm">
          <table:table>
            <table:table-column table:style-name="co31"/>
            <table:table-column table:style-name="co3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8" table:default-cell-style-name="ce2">
              <table:table-cell table:style-name="ce20">
                <text:p text:style-name="P23"><text:span text:style-name="T10">RAM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9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9" table:default-cell-style-name="ce5">
              <table:table-cell table:style-name="ce15">
                <text:p text:style-name="P23"><text:span text:style-name="T10">RAM</text:span></text:p>
              </table:table-cell>
              <table:table-cell/>
              <table:table-cell/>
              <table:table-cell/>
              <table:table-cell>
                <text:p text:style-name="P22"><text:span text:style-name="T10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0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0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1" table:default-cell-style-name="ce11">
              <table:table-cell table:style-name="ce17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6" draw:text-style-name="P2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5" draw:text-style-name="P1" draw:layer="layout" svg:width="21.236cm" svg:height="2.751cm" svg:x="2.046cm" svg:y="3.598cm" presentation:class="outline" presentation:user-transformed="true">
          <draw:text-box>
            <text:list text:style-name="L3">
              <text:list-item>
                <text:p text:style-name="P13"><text:span text:style-name="T20">Zugriffsreihenfolge: 2-3-2-1-5-2-4-5-3-2-5-2</text:span></text:p>
              </text:list-item>
              <text:list-item>
                <text:p text:style-name="P13"><text:span text:style-name="T20">Nach </text:span><text:span text:style-name="T21">NFU</text:span><text:span text:style-name="T20"> 3 Page Faults (Zugriffszähler für jede Seite)</text:span></text:p>
              </text:list-item>
              <text:list-item>
                <text:p text:style-name="P13"><text:span text:style-name="T20">Ohne Berücksichtigung von Aging!</text:span></text:p>
              </text:list-item>
            </text:list>
          </draw:text-box>
        </draw:frame>
        <draw:custom-shape draw:name="Rectangle 4" draw:style-name="gr7" draw:text-style-name="P31" draw:layer="Layout" svg:width="20.319cm" svg:height="1.692cm" svg:x="3.452cm" svg:y="16.975cm">
          <text:p text:style-name="P30"><text:span text:style-name="T19">RAM = Realer Speicher</text:span><text:span text:style-name="T19"><text:tab/></text:span><text:span text:style-name="T19"><text:tab/></text:span><text:span text:style-name="T19">(x) = Seitenersetzung notwendig</text:span></text:p>
          <text:p text:style-name="P30"><text:span text:style-name="T19">PA = Paging Area</text:span><text:span text:style-name="T19"><text:tab/></text:span><text:span text:style-name="T19"><text:tab/></text:span><text:span text:style-name="T1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664cm" svg:x="3.298cm" svg:y="7.09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1" table:default-cell-style-name="ce22">
              <table:table-cell table:style-name="ce24">
                <text:p text:style-name="P24"><text:span text:style-name="T12">Zugr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1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4</text:span></text:p>
              </table:table-cell>
              <table:table-cell>
                <text:p text:style-name="P22"><text:span text:style-name="T10">5</text:span></text:p>
              </table:table-cell>
              <table:table-cell>
                <text:p text:style-name="P22"><text:span text:style-name="T10">3</text:span></text:p>
              </table:table-cell>
              <table:table-cell>
                <text:p text:style-name="P22"><text:span text:style-name="T10">2</text:span></text:p>
              </table:table-cell>
              <table:table-cell>
                <text:p text:style-name="P22"><text:span text:style-name="T10">5</text:span></text:p>
              </table:table-cell>
              <table:table-cell table:style-name="ce23">
                <text:p text:style-name="P22"><text:span text:style-name="T10">2</text:span></text:p>
              </table:table-cell>
            </table:table-row>
            <table:table-row table:style-name="ro1" table:default-cell-style-name="ce5">
              <table:table-cell table:style-name="ce25">
                <text:p text:style-name="P23"><text:span text:style-name="T14">RAM</text:span></text:p>
              </table:table-cell>
              <table:table-cell>
                <text:p text:style-name="P22"><text:span text:style-name="T10">2</text:span><text:span text:style-name="T16">1</text:span></text:p>
              </table:table-cell>
              <table:table-cell>
                <text:p text:style-name="P22"><text:span text:style-name="T10">3</text:span><text:span text:style-name="T16">1</text:span></text:p>
              </table:table-cell>
              <table:table-cell>
                <text:p text:style-name="P22"><text:span text:style-name="T10">3</text:span><text:span text:style-name="T16">1</text:span></text:p>
              </table:table-cell>
              <table:table-cell>
                <text:p text:style-name="P22"><text:span text:style-name="T10">3</text:span><text:span text:style-name="T16">1</text:span></text:p>
              </table:table-cell>
              <table:table-cell>
                <text:p text:style-name="P22"><text:span text:style-name="T10">2</text:span><text:span text:style-name="T16">2</text:span></text:p>
              </table:table-cell>
              <table:table-cell>
                <text:p text:style-name="P22"><text:span text:style-name="T10">2</text:span><text:span text:style-name="T16">3</text:span></text:p>
              </table:table-cell>
              <table:table-cell>
                <text:p text:style-name="P22"><text:span text:style-name="T10">2</text:span><text:span text:style-name="T16">3</text:span></text:p>
              </table:table-cell>
              <table:table-cell>
                <text:p text:style-name="P22"><text:span text:style-name="T10">2</text:span><text:span text:style-name="T16">3</text:span></text:p>
              </table:table-cell>
              <table:table-cell>
                <text:p text:style-name="P22"><text:span text:style-name="T10">2</text:span><text:span text:style-name="T16">3</text:span></text:p>
              </table:table-cell>
              <table:table-cell>
                <text:p text:style-name="P22"><text:span text:style-name="T10">2</text:span><text:span text:style-name="T16">4</text:span></text:p>
              </table:table-cell>
              <table:table-cell>
                <text:p text:style-name="P22"><text:span text:style-name="T10">2</text:span><text:span text:style-name="T16">4</text:span></text:p>
              </table:table-cell>
              <table:table-cell table:style-name="ce6">
                <text:p text:style-name="P22"><text:span text:style-name="T10">2</text:span><text:span text:style-name="T16">5</text:span></text:p>
              </table:table-cell>
            </table:table-row>
            <table:table-row table:style-name="ro5" table:default-cell-style-name="ce5">
              <table:table-cell table:style-name="ce15">
                <text:p text:style-name="P23"><text:span text:style-name="T14">RAM</text:span></text:p>
              </table:table-cell>
              <table:table-cell/>
              <table:table-cell>
                <text:p text:style-name="P22"><text:span text:style-name="T10">2</text:span><text:span text:style-name="T16">1</text:span></text:p>
              </table:table-cell>
              <table:table-cell>
                <text:p text:style-name="P22"><text:span text:style-name="T10">2</text:span><text:span text:style-name="T16">2</text:span></text:p>
              </table:table-cell>
              <table:table-cell>
                <text:p text:style-name="P22"><text:span text:style-name="T10">2</text:span><text:span text:style-name="T16">2</text:span></text:p>
              </table:table-cell>
              <table:table-cell table:style-name="ce19">
                <text:p text:style-name="P22"><text:span text:style-name="T17">(5</text:span><text:span text:style-name="T18">1</text:span><text:span text:style-name="T17">)</text:span></text:p>
              </table:table-cell>
              <table:table-cell>
                <text:p text:style-name="P22"><text:span text:style-name="T10">5</text:span><text:span text:style-name="T16">1</text:span></text:p>
              </table:table-cell>
              <table:table-cell>
                <text:p text:style-name="P22"><text:span text:style-name="T10">5</text:span><text:span text:style-name="T16">1</text:span></text:p>
              </table:table-cell>
              <table:table-cell>
                <text:p text:style-name="P22"><text:span text:style-name="T10">5</text:span><text:span text:style-name="T16">2</text:span></text:p>
              </table:table-cell>
              <table:table-cell>
                <text:p text:style-name="P22"><text:span text:style-name="T10">5</text:span><text:span text:style-name="T16">2</text:span></text:p>
              </table:table-cell>
              <table:table-cell>
                <text:p text:style-name="P22"><text:span text:style-name="T10">5</text:span><text:span text:style-name="T16">2</text:span></text:p>
              </table:table-cell>
              <table:table-cell>
                <text:p text:style-name="P22"><text:span text:style-name="T10">5</text:span><text:span text:style-name="T16">3</text:span></text:p>
              </table:table-cell>
              <table:table-cell table:style-name="ce6">
                <text:p text:style-name="P22"><text:span text:style-name="T10">5</text:span><text:span text:style-name="T16">3</text:span></text:p>
              </table:table-cell>
            </table:table-row>
            <table:table-row table:style-name="ro5" table:default-cell-style-name="ce5">
              <table:table-cell table:style-name="ce15">
                <text:p text:style-name="P23"><text:span text:style-name="T14">RAM</text:span></text:p>
              </table:table-cell>
              <table:table-cell/>
              <table:table-cell/>
              <table:table-cell/>
              <table:table-cell>
                <text:p text:style-name="P22"><text:span text:style-name="T10">1</text:span><text:span text:style-name="T16">1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 table:style-name="ce19">
                <text:p text:style-name="P22"><text:span text:style-name="T17">(4</text:span><text:span text:style-name="T18">1</text:span><text:span text:style-name="T17">)</text:span></text:p>
              </table:table-cell>
              <table:table-cell>
                <text:p text:style-name="P22"><text:span text:style-name="T10">4</text:span><text:span text:style-name="T16">1</text:span></text:p>
              </table:table-cell>
              <table:table-cell table:style-name="ce19">
                <text:p text:style-name="P22"><text:span text:style-name="T17">(3</text:span><text:span text:style-name="T18">1</text:span><text:span text:style-name="T17">)</text:span></text:p>
              </table:table-cell>
              <table:table-cell>
                <text:p text:style-name="P22"><text:span text:style-name="T10">3</text:span><text:span text:style-name="T16">1</text:span></text:p>
              </table:table-cell>
              <table:table-cell>
                <text:p text:style-name="P22"><text:span text:style-name="T10">3</text:span><text:span text:style-name="T16">1</text:span></text:p>
              </table:table-cell>
              <table:table-cell table:style-name="ce6">
                <text:p text:style-name="P22"><text:span text:style-name="T10">3</text:span><text:span text:style-name="T16">1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>
                <text:p text:style-name="P22"><text:span text:style-name="T10">3</text:span><text:span text:style-name="T16">1</text:span></text:p>
              </table:table-cell>
              <table:table-cell>
                <text:p text:style-name="P22"><text:span text:style-name="T10">3</text:span><text:span text:style-name="T16">1</text:span></text:p>
              </table:table-cell>
              <table:table-cell>
                <text:p text:style-name="P22"><text:span text:style-name="T10">3</text:span><text:span text:style-name="T16">1</text:span></text:p>
              </table:table-cell>
              <table:table-cell>
                <text:p text:style-name="P22"><text:span text:style-name="T10">3</text:span><text:span text:style-name="T16">1</text:span></text:p>
              </table:table-cell>
              <table:table-cell>
                <text:p text:style-name="P22"><text:span text:style-name="T10">4</text:span><text:span text:style-name="T16">1</text:span></text:p>
              </table:table-cell>
              <table:table-cell>
                <text:p text:style-name="P22"><text:span text:style-name="T10">4</text:span><text:span text:style-name="T16">1</text:span></text:p>
              </table:table-cell>
              <table:table-cell>
                <text:p text:style-name="P22"><text:span text:style-name="T10">4</text:span><text:span text:style-name="T16">1</text:span></text:p>
              </table:table-cell>
              <table:table-cell table:style-name="ce9">
                <text:p text:style-name="P22"><text:span text:style-name="T10">4</text:span><text:span text:style-name="T16">1</text:span></text:p>
              </table:table-cell>
            </table:table-row>
            <table:table-row table:style-name="ro2" table:default-cell-style-name="ce8">
              <table:table-cell table:style-name="ce16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2"><text:span text:style-name="T10">1</text:span><text:span text:style-name="T16">1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>
                <text:p text:style-name="P22"><text:span text:style-name="T10">1</text:span><text:span text:style-name="T16">1</text:span></text:p>
              </table:table-cell>
              <table:table-cell table:style-name="ce9">
                <text:p text:style-name="P22"><text:span text:style-name="T10">1</text:span><text:span text:style-name="T16">1</text:span></text:p>
              </table:table-cell>
            </table:table-row>
            <table:table-row table:style-name="ro2" table:default-cell-style-name="ce11">
              <table:table-cell table:style-name="ce17">
                <text:p text:style-name="P23"><text:span text:style-name="T10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6" draw:text-style-name="P2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415</meta:editing-cycles>
    <meta:print-date>1999-04-08T16:15:23</meta:print-date>
    <meta:creation-date>1997-06-07T14:48:20</meta:creation-date>
    <dc:date>2017-06-02T22:37:02.816932924</dc:date>
    <meta:editing-duration>P3DT21H51M56S</meta:editing-duration>
    <meta:generator>LibreOffice/4.3.3.2$Linux_X86_64 LibreOffice_project/430m0$Build-2</meta:generator>
    <meta:document-statistic meta:object-count="13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